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left="0.5in" fo:margin-right="0in" fo:text-indent="0in" style:auto-text-indent="false" style:page-number="1"/>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text-align="center" style:justify-single-word="false" fo:text-indent="0in" style:auto-text-indent="false"/>
      <style:text-properties fo:background-color="#6aa84f"/>
    </style:style>
    <style:style style:name="P6" style:family="paragraph" style:parent-style-name="Standard">
      <style:paragraph-properties fo:margin-left="0in" fo:margin-right="0in" fo:text-indent="0in" style:auto-text-indent="false"/>
      <style:text-properties fo:background-color="#ffd966"/>
    </style:style>
    <style:style style:name="P7" style:family="paragraph" style:parent-style-name="Standard">
      <style:paragraph-properties fo:margin-left="0in" fo:margin-right="0in" fo:text-indent="0in" style:auto-text-indent="false"/>
      <style:text-properties fo:background-color="#a4c2f4"/>
    </style:style>
    <style:style style:name="P8" style:family="paragraph" style:parent-style-name="Standard">
      <style:paragraph-properties fo:margin-left="0.4445in" fo:margin-right="0in" fo:text-indent="0in" style:auto-text-indent="false"/>
    </style:style>
    <style:style style:name="P9" style:family="paragraph" style:parent-style-name="Standard">
      <style:paragraph-properties fo:margin-left="0.4445in" fo:margin-right="0in" fo:text-align="center" style:justify-single-word="false" fo:text-indent="0in" style:auto-text-indent="false"/>
    </style:style>
    <style:style style:name="P10" style:family="paragraph" style:parent-style-name="Standard">
      <style:paragraph-properties fo:margin-left="0.4445in" fo:margin-right="0in" fo:text-indent="0in" style:auto-text-indent="false"/>
      <style:text-properties fo:background-color="#f1c232"/>
    </style:style>
    <style:style style:name="P11" style:family="paragraph" style:parent-style-name="Standard">
      <style:paragraph-properties fo:margin-left="0.4445in" fo:margin-right="0in" fo:text-indent="0in" style:auto-text-indent="false"/>
      <style:text-properties fo:background-color="#6aa84f"/>
    </style:style>
    <style:style style:name="P12" style:family="paragraph" style:parent-style-name="Standard">
      <style:paragraph-properties fo:margin-left="0.4445in" fo:margin-right="0in" fo:text-indent="0in" style:auto-text-indent="false"/>
      <style:text-properties fo:background-color="#ffffff"/>
    </style:style>
    <style:style style:name="P13" style:family="paragraph" style:parent-style-name="Standard">
      <style:paragraph-properties fo:margin-left="0.4445in" fo:margin-right="0in" fo:text-indent="0in" style:auto-text-indent="false"/>
      <style:text-properties fo:background-color="#93c47d"/>
    </style:style>
    <style:style style:name="P14" style:family="paragraph" style:parent-style-name="Standard">
      <style:paragraph-properties fo:margin-left="0.4445in" fo:margin-right="0in" fo:text-indent="0in" style:auto-text-indent="false"/>
      <style:text-properties fo:background-color="#ffd966"/>
    </style:style>
    <style:style style:name="P1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8"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39"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40" style:family="paragraph" style:parent-style-name="Standard">
      <style:paragraph-properties fo:margin-top="0.1665in" fo:margin-bottom="0.1665in" loext:contextual-spacing="false" fo:line-height="100%"/>
      <style:text-properties fo:background-color="#ffd966"/>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background-color="#ffffff"/>
    </style:style>
    <style:style style:name="T4" style:family="text">
      <style:text-properties fo:background-color="#ffd966" loext:char-shading-value="0"/>
    </style:style>
    <style:style style:name="T5" style:family="text">
      <style:text-properties fo:background-color="#f1c232" loext:char-shading-value="0"/>
    </style:style>
    <style:style style:name="T6" style:family="text">
      <style:text-properties fo:background-color="#6aa84f" loext:char-shading-value="0"/>
    </style:style>
    <style:style style:name="T7" style:family="text">
      <style:text-properties fo:background-color="#6d9eeb" loext:char-shading-value="0"/>
    </style:style>
    <style:style style:name="T8" style:family="text">
      <style:text-properties fo:background-color="#93c47d" loext:char-shading-value="0"/>
    </style:style>
    <style:style style:name="T9" style:family="text">
      <style:text-properties fo:background-color="#b6d7a8" loext:char-shading-value="0"/>
    </style:style>
    <style:style style:name="T10" style:family="text">
      <style:text-properties fo:background-color="#a4c2f4" loext:char-shading-value="0"/>
    </style:style>
    <style:style style:name="T11" style:family="text">
      <style:text-properties style:text-underline-style="solid" style:text-underline-width="auto" style:text-underline-color="font-color" fo:background-color="#a4c2f4"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span text:style-name="T2">COOPERATIVE RULES </text:span></text:p>
      <text:p text:style-name="P1"><text:span text:style-name="T2">MINI COOP</text:span></text:p>
      <text:p text:style-name="P1"/>
      <text:p text:style-name="P1"/>
      <text:p text:style-name="P1"/>
      <text:p text:style-name="P4"><text:span text:style-name="T2">INTRODUCTORY PROVISION</text:span></text:p>
      <text:p text:style-name="P4"><text:span text:style-name="T3">Article 1</text:span></text:p>
      <text:p text:style-name="P8"><text:span text:style-name="T4">What is a Mini Coop? Objectives, who does it serves to? What for?</text:span></text:p>
      <text:p text:style-name="P8"/>
      <text:p text:style-name="P9"><text:span text:style-name="T1">GENERAL PROVISIONS</text:span></text:p>
      <text:p text:style-name="P9">Article 2</text:p>
      <text:p text:style-name="P9">(Purpose of the Cooperative)</text:p>
      <text:p text:style-name="P8"/>
      <text:p text:style-name="P8"><text:span text:style-name="T5">The basic purpose of the Cooperative’s foundation and operation is to</text:span></text:p>
      <text:p text:style-name="P9"/>
      <text:p text:style-name="P9">Article 3</text:p>
      <text:p text:style-name="P9">(Company Name and Head Office)</text:p>
      <text:p text:style-name="P8"/>
      <text:p text:style-name="P8"><text:span text:style-name="T5">The company name of the Cooperative is:</text:span> </text:p>
      <text:p text:style-name="P8"><text:soft-page-break/><text:span text:style-name="T4">The company name of the Cooperative in English is:</text:span></text:p>
      <text:p text:style-name="P8"/>
      <text:p text:style-name="P8"><text:span text:style-name="T5">The head office of the Cooperative is:</text:span> </text:p>
      <text:p text:style-name="P8"/>
      <text:p text:style-name="P8"><text:span text:style-name="T3">The business address of the Cooperative is determined by a decision of the Cooperative’s Director.</text:span></text:p>
      <text:p text:style-name="P8"/>
      <text:p text:style-name="P9"><text:span text:style-name="T3">Article 4</text:span></text:p>
      <text:p text:style-name="P9"><text:span text:style-name="T3">(Activities)</text:span></text:p>
      <text:p text:style-name="P10"/>
      <text:p text:style-name="P8"><text:span text:style-name="T5">The Cooperative carries out the following activities as defined by the Standard Classification of Activities:</text:span></text:p>
      <text:p text:style-name="P10"/>
      <text:p text:style-name="P8"><text:span text:style-name="T5">The main activity of the Cooperative is:</text:span> </text:p>
      <text:p text:style-name="P11"/>
      <text:p text:style-name="P8"><text:span text:style-name="T3">The Cooperative may also perform other activities related to its main activity.</text:span></text:p>
      <text:p text:style-name="P12"/>
      <text:p text:style-name="P9"><text:span text:style-name="T3">Article 5</text:span></text:p>
      <text:p text:style-name="P9"><text:span text:style-name="T3">(Liability for Obligations)</text:span></text:p>
      <text:p text:style-name="P12"/>
      <text:p text:style-name="P12"/>
      <text:p text:style-name="P8"><text:span text:style-name="T3">The Cooperative shall be liable for its obligations with its entire assets.</text:span></text:p>
      <text:p text:style-name="P12"/>
      <text:p text:style-name="P8"><text:soft-page-break/><text:span text:style-name="T3">Members are not liable for the obligations of the Cooperative.</text:span></text:p>
      <text:p text:style-name="P12"/>
      <text:p text:style-name="P12"/>
      <text:p text:style-name="P9"><text:span text:style-name="T1">MEMBERSHIP</text:span></text:p>
      <text:p text:style-name="P9">Article 6</text:p>
      <text:p text:style-name="P9">(Admission to Membership)</text:p>
      <text:p text:style-name="P10"/>
      <text:p text:style-name="P8"><text:span text:style-name="T5">Admission to the membership is based on a </text:span><text:span text:style-name="T7">written admission statement,</text:span><text:span text:style-name="T5"> duly </text:span><text:span text:style-name="T7">dated</text:span><text:span text:style-name="T5">, from which it is clear that the </text:span><text:span text:style-name="T7">signatory</text:span><text:span text:style-name="T5"> is aware of their rights, obligations and responsibilities as laid down in the Cooperative rules.</text:span></text:p>
      <text:p text:style-name="P10"/>
      <text:p text:style-name="P8"><text:span text:style-name="T5">The admission statement shall in particular include the </text:span><text:span text:style-name="T7">amount and number of obligatory shares </text:span><text:span text:style-name="T5">that the signatory is prepared to </text:span><text:span text:style-name="T7">acquire</text:span><text:span text:style-name="T5"> as a member of the Cooperative.</text:span></text:p>
      <text:p text:style-name="P13"/>
      <text:p text:style-name="P8"><text:span text:style-name="T7">The admission statement forms shall be examined by the Director.</text:span></text:p>
      <text:p text:style-name="P13"/>
      <text:p text:style-name="P8"><text:span text:style-name="T4">Membership </text:span><text:span text:style-name="T7">begins</text:span><text:span text:style-name="T4"> on the date when the </text:span><text:span text:style-name="T7">Director of the Cooperative adopts the decision on the acceptance</text:span><text:span text:style-name="T4"> of the admission statement. The </text:span><text:span text:style-name="T7">Cooperative</text:span><text:span text:style-name="T4"> shall </text:span><text:span text:style-name="T7">notify</text:span><text:span text:style-name="T4"> </text:span><text:span text:style-name="T7">the signatory</text:span><text:span text:style-name="T4"> in writing whether they are admitted and on what date they are </text:span><text:span text:style-name="T7">admitted</text:span><text:span text:style-name="T4"> </text:span><text:span text:style-name="T6">to the membership no later than 60 days after the receipt of the admission statement. </text:span><text:span text:style-name="T4">If the Cooperative </text:span><text:span text:style-name="T7">fails to notify</text:span><text:span text:style-name="T4"> the signatory of the statement of its decision within the time limit referred to in the previous paragraph, </text:span><text:span text:style-name="T7">the admission statement is considered to be accepted. </text:span></text:p>
      <text:p text:style-name="P13"/>
      <text:p text:style-name="P8"><text:span text:style-name="T4">A person whose admission statement has been rejected shall have the right to appeal against the </text:span><text:span text:style-name="T7">rejection</text:span><text:span text:style-name="T4"> decision. They are required to file the appeal no later than</text:span><text:span text:style-name="T8"> </text:span><text:span text:style-name="T7">8 days after the receipt of the rejection</text:span><text:span text:style-name="T4"> notification by registered post. The appeal shall be considered by the </text:span><text:span text:style-name="T7">Management Board</text:span><text:span text:style-name="T4"> of the Cooperative at its earliest forthcoming meeting but </text:span><text:span text:style-name="T7">no later than 30 days after the receipt</text:span><text:span text:style-name="T4"> of the appeal</text:span><text:span text:style-name="T8">.</text:span></text:p>
      <text:p text:style-name="P5"/>
      <text:p text:style-name="P9"/>
      <text:p text:style-name="P9"><text:s/>Article 7</text:p>
      <text:p text:style-name="P9">(Members’ Rights)</text:p>
      <text:p text:style-name="P8"/>
      <text:p text:style-name="P8"><text:soft-page-break/><text:span text:style-name="T4">In accordance with the law, all members shall in particular have the right:</text:span></text:p>
      <text:p text:style-name="P14"/>
      <text:list xml:id="list1378601579" text:style-name="WWNum2">
        <text:list-item>
          <text:p text:style-name="P15"><text:span text:style-name="T4">To be present, discuss, </text:span><text:span text:style-name="T7">make proposals</text:span><text:span text:style-name="T4"> and make </text:span><text:span text:style-name="T7">decisions</text:span><text:span text:style-name="T4"> at the </text:span><text:span text:style-name="T7">General Assembly</text:span><text:span text:style-name="T4">,</text:span></text:p>
        </text:list-item>
        <text:list-item>
          <text:p text:style-name="P23"><text:span text:style-name="T4">To </text:span><text:span text:style-name="T7">vote</text:span><text:span text:style-name="T4"> and </text:span><text:span text:style-name="T7">be elected</text:span><text:span text:style-name="T4"> to the Cooperative bodies,</text:span></text:p>
        </text:list-item>
        <text:list-item>
          <text:p text:style-name="P23"><text:span text:style-name="T4">To be </text:span><text:span text:style-name="T7">notified</text:span><text:span text:style-name="T4"> of all the questions relevant for exercising members’ rights and obligations,</text:span></text:p>
        </text:list-item>
        <text:list-item>
          <text:p text:style-name="P23"><text:span text:style-name="T4">To </text:span><text:span text:style-name="T7">participate in the distribution of the surplus</text:span><text:span text:style-name="T4"> in accordance with the rules and decisions of the General Assembly,</text:span></text:p>
        </text:list-item>
        <text:list-item>
          <text:p text:style-name="P31"><text:span text:style-name="T4">To be </text:span><text:span text:style-name="T7">paid the value of their subscribed shares</text:span><text:span text:style-name="T4"> within a determined period of time after the </text:span><text:span text:style-name="T7">termination of their membership</text:span><text:span text:style-name="T4">.</text:span></text:p>
        </text:list-item>
      </text:list>
      <text:p text:style-name="P40"/>
      <text:p text:style-name="P8"/>
      <text:p text:style-name="P9">Article 8</text:p>
      <text:p text:style-name="P9">(Members’ Obligations)</text:p>
      <text:p text:style-name="P8"/>
      <text:p text:style-name="P8"><text:span text:style-name="T4">The obligations of Cooperative members shall in particular be:</text:span></text:p>
      <text:list xml:id="list1838896155" text:style-name="WWNum8">
        <text:list-item>
          <text:p text:style-name="P39"><text:span text:style-name="T4">To </text:span><text:span text:style-name="T7">subscribe the obligatory share</text:span><text:span text:style-name="T4"> in the way and within the time limits laid down in these rules or in the decisions of the General Assembly,</text:span></text:p>
        </text:list-item>
      </text:list>
      <text:p text:style-name="P9">Article 9</text:p>
      <text:p text:style-name="P9"><text:span text:style-name="T4">(Membership Directory)</text:span></text:p>
      <text:p text:style-name="P14"/>
      <text:p text:style-name="P8"><text:span text:style-name="T4">The Cooperative shall keep a </text:span><text:span text:style-name="T7">directory of its members</text:span><text:span text:style-name="T4"> for the purposes of implementing the provisions of the Cooperatives Act and the provisions of the act governing their register. The membership directory shall include the following data on each member:</text:span></text:p>
      <text:p text:style-name="P8"/>
      <text:list xml:id="list353981927" text:style-name="WWNum6">
        <text:list-item>
          <text:p text:style-name="P16"><text:span text:style-name="T7">Name or company name,</text:span></text:p>
        </text:list-item>
        <text:list-item>
          <text:p text:style-name="P24"><text:span text:style-name="T7">Address and type of residence or registered office,</text:span></text:p>
        </text:list-item>
        <text:list-item>
          <text:p text:style-name="P24"><text:soft-page-break/><text:span text:style-name="T7">Tax identification number,</text:span></text:p>
        </text:list-item>
        <text:list-item>
          <text:p text:style-name="P24"><text:span text:style-name="T7">Personal identification number or register identification number,</text:span></text:p>
        </text:list-item>
        <text:list-item>
          <text:p text:style-name="P24"><text:span text:style-name="T7">Date of admission,</text:span></text:p>
        </text:list-item>
        <text:list-item>
          <text:p text:style-name="P24"><text:span text:style-name="T7">Number of obligatory and voluntary shares and their nominal amount,</text:span></text:p>
        </text:list-item>
        <text:list-item>
          <text:p text:style-name="P24"><text:span text:style-name="T7">Amount up to which the member is liable for the obligations of the Cooperative,</text:span></text:p>
        </text:list-item>
        <text:list-item>
          <text:p text:style-name="P24"><text:span text:style-name="T7">Number of the member’s votes at the General Assembly and the elections, and</text:span></text:p>
        </text:list-item>
        <text:list-item>
          <text:p text:style-name="P32"><text:span text:style-name="T7">Date and reason for terminating the membership.</text:span></text:p>
        </text:list-item>
      </text:list>
      <text:p text:style-name="P8"/>
      <text:p text:style-name="P8"><text:span text:style-name="T5">Members shall </text:span><text:span text:style-name="T7">notify</text:span><text:span text:style-name="T5"> the Cooperative in writing about any </text:span><text:span text:style-name="T7">changes</text:span><text:span text:style-name="T5"> of the data referring to themselves and referred to in the previous paragraph immediately after the change occurs. The Cooperative shall </text:span><text:span text:style-name="T7">enter the changes </text:span><text:span text:style-name="T5">of data notified by members and other changes of data of which it is aware into the membership directory without delay. The Cooperative shall </text:span><text:span text:style-name="T7">store these data ten years</text:span><text:span text:style-name="T5"> </text:span><text:span text:style-name="T7">after the termination of the membership and then permanently archive it.</text:span></text:p>
      <text:p text:style-name="P8"/>
      <text:p text:style-name="P8"><text:span text:style-name="T4">The </text:span><text:span text:style-name="T7">founders</text:span><text:span text:style-name="T4"> shall be entered into the </text:span><text:span text:style-name="T7">membership directory first</text:span><text:span text:style-name="T4">, followed by the other members according to the </text:span><text:span text:style-name="T7">order</text:span><text:span text:style-name="T4"> in which they were </text:span><text:span text:style-name="T7">admitted</text:span><text:span text:style-name="T4">.</text:span></text:p>
      <text:p text:style-name="P6"/>
      <text:p text:style-name="P9"/>
      <text:p text:style-name="P9">Article 10</text:p>
      <text:p text:style-name="P9">(Termination of Membership)</text:p>
      <text:p text:style-name="P8"/>
      <text:p text:style-name="P8"><text:span text:style-name="T5">Membership shall </text:span><text:span text:style-name="T7">terminate</text:span><text:span text:style-name="T5"> upon the </text:span><text:span text:style-name="T7">exit</text:span><text:span text:style-name="T5">, </text:span><text:span text:style-name="T7">exclusion or death</text:span><text:span text:style-name="T5"> of a natural person, </text:span><text:span text:style-name="T7">termination</text:span><text:span text:style-name="T5"> of a legal entity, and termination of the Cooperative. </text:span></text:p>
      <text:p text:style-name="P8"/>
      <text:p text:style-name="P9">Article 11</text:p>
      <text:p text:style-name="P9">(Exit of a Member)</text:p>
      <text:p text:style-name="P8"/>
      <text:p text:style-name="P8"><text:soft-page-break/><text:span text:style-name="T5">A member may </text:span><text:span text:style-name="T7">exit</text:span><text:span text:style-name="T5"> the Cooperative based on a </text:span><text:span text:style-name="T7">written notice</text:span><text:span text:style-name="T5"> submitted to the Cooperative.</text:span></text:p>
      <text:p text:style-name="P10"/>
      <text:p text:style-name="P8"><text:span text:style-name="T5">Their membership shall terminate</text:span><text:span text:style-name="T4"> at the end of the calendar year in</text:span><text:span text:style-name="T5"> which the Cooperative received the member's notice.</text:span></text:p>
      <text:p text:style-name="P10"/>
      <text:p text:style-name="P8"><text:span text:style-name="T5">The Cooperative shall </text:span><text:span text:style-name="T7">confirm the termination </text:span><text:span text:style-name="T5">of the membership </text:span><text:span text:style-name="T7">within 30 days</text:span><text:span text:style-name="T5">. If the Cooperative </text:span><text:span text:style-name="T7">fails to confirm </text:span><text:span text:style-name="T5">the termination, the member shall </text:span><text:span text:style-name="T7">not need to repeat it.</text:span></text:p>
      <text:p text:style-name="P8"/>
      <text:p text:style-name="P9">Article 12</text:p>
      <text:p text:style-name="P9">(Exclusion from the Cooperative)</text:p>
      <text:p text:style-name="P8"/>
      <text:p text:style-name="P8"><text:span text:style-name="T5">Regardless of the provisions laid down in the Cooperative rules, a member may be </text:span><text:span text:style-name="T7">excluded</text:span><text:span text:style-name="T5"> from the Cooperative if they </text:span><text:span text:style-name="T7">fail</text:span><text:span text:style-name="T5"> to meet the due obligations with regard to the </text:span><text:span text:style-name="T7">payment</text:span><text:span text:style-name="T5"> for the acquired share. </text:span></text:p>
      <text:p text:style-name="P8"/>
      <text:p text:style-name="P9">Article 13</text:p>
      <text:p text:style-name="P9">(Effects of the Termination of Membership)</text:p>
      <text:p text:style-name="P8"/>
      <text:p text:style-name="P8"><text:span text:style-name="T5">On the date of the </text:span><text:span text:style-name="T7">termination</text:span><text:span text:style-name="T5"> of the membership, the </text:span><text:span text:style-name="T7">management rights and responsibilities also terminate</text:span><text:span text:style-name="T5">, but </text:span><text:span text:style-name="T7">not the property rights</text:span><text:span text:style-name="T5"> and </text:span><text:span text:style-name="T7">responsibilities</text:span><text:span text:style-name="T5"> laid down in these Cooperative rules or the law. </text:span></text:p>
      <text:p text:style-name="P8"/>
      <text:p text:style-name="P8"/>
      <text:p text:style-name="P9"><text:span text:style-name="T1">SHARES</text:span></text:p>
      <text:p text:style-name="P9">Article 14</text:p>
      <text:p text:style-name="P9">(Obligatory Share)</text:p>
      <text:p text:style-name="P8"/>
      <text:p text:style-name="P8"><text:soft-page-break/><text:span text:style-name="T7">Each member shall subscribe at least one share (obligatory share) amounting for each member to: </text:span><text:span text:style-name="T9">0.07 ETH for legal entities, 0.05 ETH for natural persons.</text:span></text:p>
      <text:p text:style-name="P8"/>
      <text:p text:style-name="P8"><text:span text:style-name="T4">Each Cooperative member entering the Cooperative shall </text:span><text:span text:style-name="T7">pay for the entire share within 30 days of signing the admission statement</text:span><text:span text:style-name="T4">.</text:span></text:p>
      <text:p text:style-name="P10"/>
      <text:p text:style-name="P8"><text:span text:style-name="T5">Unless otherwise specified in this Rules </text:span><text:span text:style-name="T7">each Cooperative member has one vote.</text:span></text:p>
      <text:p text:style-name="P8"/>
      <text:p text:style-name="P9">Article 15</text:p>
      <text:p text:style-name="P9">(Transfer of Shares)</text:p>
      <text:p text:style-name="P9"/>
      <text:p text:style-name="P8"><text:span text:style-name="T8">The transfer of shares shall not be possible. </text:span></text:p>
      <text:p text:style-name="P8"/>
      <text:p text:style-name="P9">Article 16</text:p>
      <text:p text:style-name="P9">(Refund of the Value of a Share)</text:p>
      <text:p text:style-name="P9"/>
      <text:p text:style-name="P8"><text:span text:style-name="T7">Former members</text:span><text:span text:style-name="T4"> or their universal legal successors shall be </text:span><text:span text:style-name="T7">refunded</text:span><text:span text:style-name="T4"> the monetary </text:span><text:span text:style-name="T7">value of a share </text:span><text:span text:style-name="T4">in the amount indicated by the annual report for the business year in which their membership terminates.</text:span></text:p>
      <text:p text:style-name="P8"/>
      <text:p text:style-name="P8"><text:span text:style-name="T4">The share shall be </text:span><text:span text:style-name="T7">refunded one year after the end of the business year</text:span><text:span text:style-name="T4"> in which their membership terminates.</text:span></text:p>
      <text:p text:style-name="P14"/>
      <text:p text:style-name="P8"><text:span text:style-name="T4">Members may </text:span><text:span text:style-name="T7">cancel their voluntary share </text:span><text:span text:style-name="T4">and require</text:span><text:span text:style-name="T7"> its refund without terminating their membership </text:span><text:span text:style-name="T4">under the same terms as those applying to the termination of membership and the refund of obligatory shares.</text:span></text:p>
      <text:p text:style-name="P6"/>
      <text:p text:style-name="P8"/>
      <text:p text:style-name="P9"><text:soft-page-break/><text:span text:style-name="T1">COOPERATIVE ASSETS</text:span></text:p>
      <text:p text:style-name="P9">Article 17</text:p>
      <text:p text:style-name="P9">(Cooperative Assets)</text:p>
      <text:p text:style-name="P8"/>
      <text:p text:style-name="P8"><text:span text:style-name="T5">Cooperative assets shall only consist of crypto currencies, obtained through members’ shares and membership fees and other sources obtained by the Cooperative.</text:span></text:p>
      <text:p text:style-name="P3"/>
      <text:p text:style-name="P9"><text:span text:style-name="T1">ALLOCATION OF SURPLUS</text:span></text:p>
      <text:p text:style-name="P9">Article 18</text:p>
      <text:p text:style-name="P9">(Funds)</text:p>
      <text:p text:style-name="P8"/>
      <text:p text:style-name="P8"><text:span text:style-name="T5">The Cooperative shall </text:span><text:span text:style-name="T7">allocate at least 5% of the annual surplus achieved to obligatory reserves.</text:span></text:p>
      <text:p text:style-name="P10"/>
      <text:p text:style-name="P8"><text:span text:style-name="T5">In addition to the obligatory reserves, the Cooperative may adopt a General Assembly decision to set up </text:span><text:span text:style-name="T7">other funds and determine their intended use (voluntary funds)</text:span><text:span text:style-name="T5">. </text:span></text:p>
      <text:p text:style-name="P8"/>
      <text:p text:style-name="P9">Article 19</text:p>
      <text:p text:style-name="P9">(Allocation of the Surplus)</text:p>
      <text:p text:style-name="P8"/>
      <text:p text:style-name="P8"><text:span text:style-name="T5">After the allocation of part of the surplus to the Cooperative reserve fund laid down in these rules or a General Assembly decision, the General Assembly may dispose freely of the</text:span><text:span text:style-name="T8"> </text:span><text:span text:style-name="T7">remaining surplus, allocating it to one or more purposes:</text:span></text:p>
      <text:list xml:id="list330862875" text:style-name="WWNum7">
        <text:list-item>
          <text:p text:style-name="P17"><text:span text:style-name="T7">Capital expenditure in assets necessary to carry out its activities,</text:span></text:p>
        </text:list-item>
        <text:list-item>
          <text:p text:style-name="P25"><text:span text:style-name="T7">Maintenance and creation of jobs,</text:span></text:p>
        </text:list-item>
        <text:list-item>
          <text:p text:style-name="P25"><text:span text:style-name="T7">Offsetting the loss of income due to a longer sick leave or decreased job performance,</text:span></text:p>
        </text:list-item>
        <text:list-item>
          <text:p text:style-name="P25"><text:soft-page-break/><text:span text:style-name="T7">Worker participation,</text:span></text:p>
        </text:list-item>
        <text:list-item>
          <text:p text:style-name="P25"><text:span text:style-name="T7">Investments,</text:span></text:p>
        </text:list-item>
        <text:list-item>
          <text:p text:style-name="P25"><text:span text:style-name="T7">Education and training of workers and volunteers,</text:span></text:p>
        </text:list-item>
        <text:list-item>
          <text:p text:style-name="P25"><text:span text:style-name="T7">Other development and non-profit activities it carries out unless provided for the sole profit of the members, to found or co-found a cooperative,</text:span></text:p>
        </text:list-item>
        <text:list-item>
          <text:p text:style-name="P25"><text:span text:style-name="T7">Increase of Cooperative assets,</text:span></text:p>
        </text:list-item>
        <text:list-item>
          <text:p text:style-name="P25"><text:span text:style-name="T7">Distribution in accordance with these rules,</text:span></text:p>
        </text:list-item>
        <text:list-item>
          <text:p text:style-name="P33"><text:span text:style-name="T7">Other purposes in accordance with the purpose of the Cooperative.</text:span></text:p>
        </text:list-item>
      </text:list>
      <text:p text:style-name="P8"/>
      <text:p text:style-name="P8"><text:span text:style-name="T5">The Cooperative shall allocate its profit and surplus made from its activities </text:span><text:span text:style-name="T7">primarily</text:span><text:span text:style-name="T5"> to carry out the </text:span><text:span text:style-name="T7">activities of the Cooperative</text:span><text:span text:style-name="T5">.</text:span></text:p>
      <text:p text:style-name="P10"/>
      <text:p text:style-name="P8"><text:span text:style-name="T5">The Cooperative may distribute its entire profit or part of it to its members only if the surplus does not constitute </text:span><text:span text:style-name="T7">unused public funds</text:span><text:span text:style-name="T5">.</text:span></text:p>
      <text:p text:style-name="P10"/>
      <text:p text:style-name="P8"><text:span text:style-name="T5">The remaining surplus shall be distributed among the members in proportion to their participation within the Cooperative. The distribution shall be carried out based on a General Assembly decision by paying individual members or increasing the value of their shares.</text:span></text:p>
      <text:p text:style-name="P8"/>
      <text:p text:style-name="P8"/>
      <text:p text:style-name="P9">Article 20</text:p>
      <text:p text:style-name="P9">(Reducing Shares due to Loss)</text:p>
      <text:p text:style-name="P8"/>
      <text:p text:style-name="P8"><text:span text:style-name="T5">The Cooperative may cover the loss with its compulsory reserve fund. Should this not be possible, the loss may be covered with other Cooperative funds, as decided by the General Assembly.</text:span></text:p>
      <text:p text:style-name="P10"/>
      <text:p text:style-name="P8"><text:span text:style-name="T5">The General Assembly may </text:span><text:span text:style-name="T7">decide</text:span><text:span text:style-name="T5"> that the </text:span><text:span text:style-name="T7">value of obligatory and voluntary shares, registered by members, be reduced proportionately</text:span><text:span text:style-name="T5"> for the amount of outstanding loss, unless a different ground is defined by the Cooperative rules.</text:span></text:p>
      <text:p text:style-name="P8"><text:soft-page-break/><text:span text:style-name="T5">If due to write-offs or loss, the value of cooperative shares or funds is reduced by more then half, the General Assembly shall decide that </text:span><text:span text:style-name="T7">shares be supplemented with the amount of the total write-off value</text:span><text:span text:style-name="T5">. In the event that the General Assembly shall decide not to propose the latter, the bankruptcy proceeding is initiated against the Cooperative.</text:span></text:p>
      <text:p text:style-name="P10"/>
      <text:p text:style-name="P9">Article 21</text:p>
      <text:p text:style-name="P9">(Accounting)</text:p>
      <text:p text:style-name="P8"/>
      <text:p text:style-name="P8"><text:span text:style-name="T5">Accounts are kept in accordance with the provision for keeping accounts in cooperatives. Detailed rules for keeping books of account and producing financial statements for social enterprises shall be defined in a </text:span><text:span text:style-name="T7">specific act, which shall be adopted by the General Assembly of the Cooperative.</text:span></text:p>
      <text:p text:style-name="P10"/>
      <text:p text:style-name="P8"><text:span text:style-name="T5">The Cooperative shall show in a special account all financial assets gained in the form of </text:span><text:span text:style-name="T7">supports, exemptions, and deductions</text:span><text:span text:style-name="T5"> under this act or other provisions. </text:span></text:p>
      <text:p text:style-name="P8"/>
      <text:p text:style-name="P9"><text:span text:style-name="T1">COOPERATIVE BODIES</text:span></text:p>
      <text:p text:style-name="P9">Article 22</text:p>
      <text:p text:style-name="P9">(Common Provision)</text:p>
      <text:p text:style-name="P8"><text:span text:style-name="T5">The Cooperative bodies include:</text:span></text:p>
      <text:list xml:id="list3076013759" text:style-name="WWNum1">
        <text:list-item>
          <text:p text:style-name="P18"><text:span text:style-name="T5">the General Assembly,</text:span></text:p>
        </text:list-item>
        <text:list-item>
          <text:p text:style-name="P26"><text:span text:style-name="T5">the Director of the Cooperative, </text:span></text:p>
        </text:list-item>
        <text:list-item>
          <text:p text:style-name="P34"><text:span text:style-name="T5">the Supervisor </text:span></text:p>
        </text:list-item>
      </text:list>
      <text:p text:style-name="P10"/>
      <text:p text:style-name="P8"><text:span text:style-name="T5">Natural persons who are representatives at the General Assembly, may be elected members of single bodies. </text:span></text:p>
      <text:p text:style-name="P10"/>
      <text:p text:style-name="P8"><text:span text:style-name="T5">The General Assembly and the Management Board may establish other working or advisory bodies or groups to the extent of their powers.</text:span></text:p>
      <text:p text:style-name="P8"/>
      <text:p text:style-name="P9"><text:soft-page-break/>Article 23</text:p>
      <text:p text:style-name="P9">(Director and Supervisor)</text:p>
      <text:p text:style-name="P8"/>
      <text:p text:style-name="P8"><text:span text:style-name="T4">The Director and members of the Supervisory Board are liable for damages incurred to the Cooperative by their acts and omissions unless they prove that they acted in accordance with their respective responsibilities and cannot be criticized for negligence in connection to averting loss.</text:span></text:p>
      <text:p text:style-name="P14"/>
      <text:p text:style-name="P8"><text:span text:style-name="T4">The General Assembly of the Cooperative shall </text:span><text:span text:style-name="T7">decide</text:span><text:span text:style-name="T4"> whether to</text:span><text:span text:style-name="T7"> bring action against persons</text:span><text:span text:style-name="T4"> from the previous paragraph or to exempt them of liability. In this case, the Cooperative is represented by the person appointed by the General Assembly.</text:span></text:p>
      <text:p text:style-name="P8"/>
      <text:p text:style-name="P9"><text:span text:style-name="T1">GENERAL ASSEMBLY </text:span></text:p>
      <text:p text:style-name="P9">Article 24</text:p>
      <text:p text:style-name="P9">(Composition of the General Assembly)</text:p>
      <text:p text:style-name="P8"/>
      <text:p text:style-name="P8"><text:span text:style-name="T5">The General Assembly is the highest body of the Cooperative. It is composed of all members of the Cooperative who have </text:span><text:span text:style-name="T7">paid for the obligatory share. </text:span></text:p>
      <text:p text:style-name="P10"/>
      <text:p text:style-name="P8"><text:span text:style-name="T5">Each Cooperative member has one (1) vote. </text:span></text:p>
      <text:p text:style-name="P10"/>
      <text:p text:style-name="P9">Article 25</text:p>
      <text:p text:style-name="P9">(Competences)</text:p>
      <text:p text:style-name="P8"/>
      <text:p text:style-name="P8"><text:span text:style-name="T5">The General Assembly shall take </text:span><text:span text:style-name="T7">decisions</text:span><text:span text:style-name="T5"> on all matters which do not fall within the competence of other cooperative bodies. The General Assembly of the Cooperative shall have the </text:span><text:span text:style-name="T7">exclusive</text:span><text:span text:style-name="T5"> competence to decide about the following:</text:span></text:p>
      <text:list xml:id="list1940861070" text:style-name="WWNum4">
        <text:list-item>
          <text:p text:style-name="P19"><text:span text:style-name="T7">adoption of Cooperative rules,</text:span></text:p>
        </text:list-item>
        <text:list-item>
          <text:p text:style-name="P27"><text:span text:style-name="T7">adoption of annual reports, allocation of surplus, and covering loss,</text:span></text:p>
        </text:list-item>
        <text:list-item>
          <text:p text:style-name="P27"><text:soft-page-break/><text:span text:style-name="T7">election and dismissal of the Cooperative Director and members of the Supervisory Board;</text:span></text:p>
        </text:list-item>
        <text:list-item>
          <text:p text:style-name="P27"><text:span text:style-name="T7">issuing securities,</text:span></text:p>
        </text:list-item>
        <text:list-item>
          <text:p text:style-name="P27"><text:span text:style-name="T7">modification of the Cooperative status and termination of the Cooperative;</text:span></text:p>
        </text:list-item>
        <text:list-item>
          <text:p text:style-name="P35"><text:span text:style-name="T7">other matters, defined by the Cooperative rules, and matters which fall outside the competence of other cooperative bodies.</text:span></text:p>
        </text:list-item>
      </text:list>
      <text:p text:style-name="P10"/>
      <text:p text:style-name="P8"><text:span text:style-name="T5">A member or its legal representative may </text:span><text:span text:style-name="T7">authorise in writing another member </text:span><text:span text:style-name="T5">to participate and make decisions in their name at the General Assembly. A single-member may represent </text:span><text:span text:style-name="T7">no more than two members </text:span><text:span text:style-name="T5">who are absent from the General Assembly meeting.</text:span></text:p>
      <text:p text:style-name="P8"/>
      <text:p text:style-name="P9">Article 26</text:p>
      <text:p text:style-name="P9">(Access to Performance Data)</text:p>
      <text:p text:style-name="P8"/>
      <text:p text:style-name="P8"><text:span text:style-name="T5">Each member may request in writing at the General Assembly that the Cooperative Director or Management Board provide them</text:span><text:span text:style-name="T7"> data and notifications relating to the performance and economic condition </text:span><text:span text:style-name="T5">of the Cooperative, and access to the Cooperative books of account and correspondence. The Cooperative is obliged to </text:span><text:span text:style-name="T7">respond to the written request no later than in 30 days</text:span><text:span text:style-name="T5">. Until their liability for the obligations of the Cooperative ceases, this right is also reserved for former members and their legal representatives.</text:span></text:p>
      <text:p text:style-name="P10"/>
      <text:p text:style-name="P8"><text:span text:style-name="T5">The Cooperative bodies from the previous paragraph may reject the request for access to data and notifications, should such access, considering reasonable economic assessment, incur damage on the Cooperative or its subsidiary, or if such access should constitute a criminal offence, a misdemeanour or a breach of honest practices.</text:span></text:p>
      <text:p text:style-name="P10"/>
      <text:p text:style-name="P8"><text:span text:style-name="T5">The court shall decide in a non-contentious proceeding, acting on a proposal from a member, former member, or their successor, whether the Cooperative is bound to enable a member, former member, or their successor access to certain information, books of account, and correspondence.</text:span></text:p>
      <text:p text:style-name="P10"/>
      <text:p text:style-name="P9">Article 27</text:p>
      <text:p text:style-name="P9">(Ordinary and Extraordinary Meetings of the General Assembly)</text:p>
      <text:p text:style-name="P8"/>
      <text:p text:style-name="P8"><text:span text:style-name="T5">The General Assembly meeting may be ordinary or extraordinary.</text:span></text:p>
      <text:p text:style-name="P10"/>
      <text:p text:style-name="P8"><text:soft-page-break/><text:span text:style-name="T5">At the ordinary General Assembly decisions are taken on the </text:span><text:span text:style-name="T7">adoption of the annual report and allocation of surplus or covering loss, and possibly other matters</text:span><text:span text:style-name="T5">.</text:span></text:p>
      <text:p text:style-name="P8"/>
      <text:p text:style-name="P9">Article 28</text:p>
      <text:p text:style-name="P9">(General Assembly Convening)</text:p>
      <text:p text:style-name="P8"/>
      <text:p text:style-name="P8"><text:span text:style-name="T5">The Director shall convene an ordinary General Assembly</text:span><text:span text:style-name="T7"> after the end of the financial year,</text:span><text:span text:style-name="T5"> and an extraordinary General Assembly any time one should be held to benefit the Cooperative.</text:span></text:p>
      <text:p text:style-name="P10"/>
      <text:p text:style-name="P8"><text:span text:style-name="T5">The </text:span><text:span text:style-name="T7">supervisory body or 1/5 of all Cooperative members may also request that an extraordinary General Assembly be convened.</text:span><text:span text:style-name="T5"> Such a request shall be made in writing and shall</text:span><text:span text:style-name="T7"> include questions and proposals to the decisions to be taken at the extraordinary General Assembly meeting.</text:span></text:p>
      <text:p text:style-name="P10"/>
      <text:p text:style-name="P8"><text:span text:style-name="T5">If the </text:span><text:span text:style-name="T7">Director fails to convene</text:span><text:span text:style-name="T5"> the General Assembly in two weeks from the receipt of the </text:span><text:span text:style-name="T7">written request to do so</text:span><text:span text:style-name="T5">, the extraordinary General Assembly may be </text:span><text:span text:style-name="T7">convened by the Chair of the Supervisory Board or the member who requested that the Assembly be convened</text:span><text:span text:style-name="T5"> in accordance with the act or the Cooperative rules.</text:span></text:p>
      <text:p text:style-name="P8"/>
      <text:p text:style-name="P9">Article 29</text:p>
      <text:p text:style-name="P9">(Invitation)</text:p>
      <text:p text:style-name="P8"/>
      <text:p text:style-name="P8"><text:span text:style-name="T4">All Cooperative members shall receive an </text:span><text:span text:style-name="T7">invitation</text:span><text:span text:style-name="T4"> to General Assembly meeting.</text:span></text:p>
      <text:p text:style-name="P14"/>
      <text:p text:style-name="P8"><text:span text:style-name="T4">A </text:span><text:span text:style-name="T7">minimum of one week and not more than three weeks</text:span><text:span text:style-name="T4"> shall be allowed for the General Assembly to take place after the invitations have been published or sent out.</text:span></text:p>
      <text:p text:style-name="P14"/>
      <text:p text:style-name="P8"><text:span text:style-name="T4">The invitation shall include the </text:span><text:span text:style-name="T7">place, date, and time of the General Assembly and a proposed agenda with proposals for decisions.</text:span></text:p>
      <text:p text:style-name="P14"/>
      <text:p text:style-name="P8"><text:span text:style-name="T4">The General Assembly </text:span><text:span text:style-name="T7">cannot</text:span><text:span text:style-name="T4"> take decisions regarding matters which have not been specifically placed on the agenda which is included in the invitation. Regardless of the agenda which is included in the invitation, every General Assembly may take decisions regarding the </text:span><text:span text:style-name="T7">proposal for the convening of a new General Assembly</text:span><text:span text:style-name="T4">, the </text:span><text:span text:style-name="T7">proposals</text:span><text:span text:style-name="T4"> concerning the conduction of the General Assembly, and may also consider </text:span><text:span text:style-name="T7">members’ initiatives and proposals.</text:span></text:p>
      <text:p text:style-name="P14"><text:soft-page-break/></text:p>
      <text:p text:style-name="P8"><text:span text:style-name="T4">If so requested by a member, the General Assembly agenda must</text:span><text:span text:style-name="T7"> include deliberation on a specific matter,</text:span><text:span text:style-name="T4"> provided that the Cooperative received such</text:span><text:span text:style-name="T7"> written request before the invitation</text:span><text:span text:style-name="T4"> was received by the members.</text:span><text:span text:style-name="T8"> </text:span></text:p>
      <text:p text:style-name="P14"/>
      <text:p text:style-name="P8"><text:span text:style-name="T4">Should the General Assembly deliberate on the annual report, the allocation of surplus or covering loss, a change in the Cooperative rules, modification of the Cooperative status and termination of the Cooperative, the</text:span><text:span text:style-name="T7"> draft annual report together with the performance report and the annual report review report, the proposal for the change of Cooperative rules, and the modification of the Cooperative status or proposal for the termination of the Cooperative, must be made available.</text:span></text:p>
      <text:p text:style-name="P13"/>
      <text:p text:style-name="P8"><text:span text:style-name="T4">The final decision is that which has been adopted </text:span><text:span text:style-name="T7">unanimously</text:span><text:span text:style-name="T4"> by all members as the General Assembly decision.</text:span></text:p>
      <text:p text:style-name="P8"/>
      <text:p text:style-name="P9"/>
      <text:p text:style-name="P9">Article 30</text:p>
      <text:p text:style-name="P9">(Quorum)</text:p>
      <text:p text:style-name="P8"/>
      <text:p text:style-name="P8"><text:span text:style-name="T5">A quorum shall exist at the General Assembly provided that this is </text:span><text:span text:style-name="T7">attended by more than half of the total number of all members or their representatives who have the right to vote.</text:span></text:p>
      <text:p text:style-name="P10"/>
      <text:p text:style-name="P8"><text:span text:style-name="T5">An </text:span><text:span text:style-name="T7">hour after convening, the General Assembly may take decisions regardless of the number of members present or represent, provided that this was specifically referred to the members or their representatives in the invitation to the General Assembly meeting.</text:span></text:p>
      <text:p text:style-name="P8"/>
      <text:p text:style-name="P9">Article 31</text:p>
      <text:p text:style-name="P9">(Decision-making)</text:p>
      <text:p text:style-name="P8"/>
      <text:p text:style-name="P8"><text:span text:style-name="T7">The General Assembly shall take decisions with the majority of the votes from present or represented members, or representatives, with the exception of those who cannot exercise their voting right for reasons stated in the Act or these rules.</text:span></text:p>
      <text:p text:style-name="P8"/>
      <text:p text:style-name="P8">With reference to elections,<text:span text:style-name="T7"> those obtaining the majority of votes shall be elected</text:span>. If after a revote, two or more candidates for the same position gain the same number of votes, the decision shall be made by the drawing of lots.</text:p>
      <text:p text:style-name="P8"><text:soft-page-break/></text:p>
      <text:p text:style-name="P8">The General Assembly takes decisions <text:span text:style-name="T7">with a majority of not less than two-thirds of votes</text:span> from present and represented members, or representatives in the following areas:</text:p>
      <text:p text:style-name="P8"/>
      <text:list xml:id="list1988672957" text:style-name="WWNum5">
        <text:list-item>
          <text:p text:style-name="P20"><text:span text:style-name="T10">change of activity of the Cooperative;</text:span></text:p>
        </text:list-item>
        <text:list-item>
          <text:p text:style-name="P28"><text:span text:style-name="T10">increase in the amount or number of obligatory shares;</text:span></text:p>
        </text:list-item>
        <text:list-item>
          <text:p text:style-name="P28"><text:span text:style-name="T10">imposing greater liability on members with regard to the obligations of the Cooperative or extending the guarantee period;</text:span></text:p>
        </text:list-item>
        <text:list-item>
          <text:p text:style-name="P28"><text:span text:style-name="T10">introduction, extension, limitation, or abolition of the right to multiple votes;</text:span></text:p>
        </text:list-item>
        <text:list-item>
          <text:p text:style-name="P28"><text:span text:style-name="T10">imposing stricter conditions for exiting the Cooperative;</text:span></text:p>
        </text:list-item>
        <text:list-item>
          <text:p text:style-name="P28"><text:span text:style-name="T10">reducing members’ rights upon termination of membership or termination of the Cooperative;</text:span></text:p>
        </text:list-item>
        <text:list-item>
          <text:p text:style-name="P28"><text:span text:style-name="T10">modification of the Cooperative status,</text:span></text:p>
        </text:list-item>
        <text:list-item>
          <text:p text:style-name="P28"><text:span text:style-name="T10">arrangement of possibilities for the admission of member investors;</text:span></text:p>
        </text:list-item>
        <text:list-item>
          <text:p text:style-name="P36"><text:span text:style-name="T10">introduction or increase of the minimum share capital amount from Article 39 (a) of this Act.</text:span></text:p>
        </text:list-item>
      </text:list>
      <text:p text:style-name="P8"/>
      <text:p text:style-name="P8">A member or representative who expresses disagreement with one of the decisions from the previous paragraph and requests before the end of the General Assembly that their disagreement be noted in the assembly minutes, <text:span text:style-name="T10">may quit and exit the Cooperative in 60 days after the General Assembly without the decision affecting them</text:span>. <text:span text:style-name="T10">The same right applies to any other member who did not attend the General Assembly, provided that such member terminates its membership in writing on the grounds of disagreement with such decision, while observing the same deadline.</text:span></text:p>
      <text:p text:style-name="P3"/>
      <text:p text:style-name="P8"/>
      <text:p text:style-name="P9">Article 32</text:p>
      <text:p text:style-name="P9">(Minutes)</text:p>
      <text:p text:style-name="P8"/>
      <text:p text:style-name="P8"><text:span text:style-name="T4">Minutes shall be drawn up of the work of the General Assembly.</text:span></text:p>
      <text:p text:style-name="P14"/>
      <text:p text:style-name="P8"><text:soft-page-break/><text:span text:style-name="T4">The General Assembly minutes shall include the </text:span><text:span text:style-name="T7">place and time of the General Assembly meeting, the list of attending members, the decisions adopted accompanied by the results of the vote, and the possible individual opinions</text:span><text:span text:style-name="T4"> of the members or their representatives, should these expressly require that such opinions be included in the minutes.</text:span></text:p>
      <text:p text:style-name="P8"/>
      <text:p text:style-name="P8"><text:span text:style-name="T4">The minutes shall be signed by the President of the General Assembly and the </text:span><text:span text:style-name="T7">recorder</text:span><text:span text:style-name="T4">, and </text:span><text:span text:style-name="T7">approved and signed by at least one person elected by the General Assembly.</text:span></text:p>
      <text:p text:style-name="P14"/>
      <text:p text:style-name="P8"><text:span text:style-name="T4">In not later than </text:span><text:span text:style-name="T7">10 days </text:span><text:span text:style-name="T4">after the termination of the General Assembly, the minutes shall be made </text:span><text:span text:style-name="T7">available</text:span><text:span text:style-name="T4"> to all members at the headquarters of the Cooperative. Furthermore, the Cooperative shall at its </text:span><text:span text:style-name="T7">own expense send a transcript or copy of the minutes to members who so require.</text:span></text:p>
      <text:p text:style-name="P8"/>
      <text:p text:style-name="P9">Article 33</text:p>
      <text:p text:style-name="P9">(Chairing)</text:p>
      <text:p text:style-name="P8"/>
      <text:p text:style-name="P8">The General Assembly is chaired by the President of the General Assembly.</text:p>
      <text:p text:style-name="P8">The President of the General Assembly is responsible for chairing and convening general assemblies on their own initiative or on the initiative of qualified proposers. <text:s/></text:p>
      <text:p text:style-name="P8"/>
      <text:p text:style-name="P8">The President of the General Assembly is appointed by the General Assembly for a period of 4 years. </text:p>
      <text:p text:style-name="P8"/>
      <text:p text:style-name="P9">Article 34</text:p>
      <text:p text:style-name="P9">(Situations Where a Member Cannot Exercise Their Voting Right)</text:p>
      <text:p text:style-name="P8"/>
      <text:p text:style-name="P8">A member or their representative cannot vote at the General Assembly, neither in person, nor via their legal representative or trustee, if the General Assembly is deliberatin<text:span text:style-name="T10">g on their request or liability towards the Cooperative, or the request or liability of a third person towards the Cooperative with regard to which the member in question or their representative in this matter has an interest at odds with the Cooperative</text:span>, regardless of the fact the request or liability concerns another person.</text:p>
      <text:p text:style-name="P8"/>
      <text:p text:style-name="P8"><text:span text:style-name="T10">Members who were sent a decision on exclusion while their membership has not yet terminated or members who failed to meet due obligations with regard to the acquired share within the prescribed deadline and continue to do so later than thirty days after the Cooperative has sent them a written notice by registered mail, cannot execute their voting right at the General Assembly.</text:span></text:p>
      <text:p text:style-name="P8"/>
      <text:p text:style-name="P8"><text:soft-page-break/>In case that the Cooperative concludes a contract with its Director, the Cooperative shall be represented by the President of the General Assembly.</text:p>
      <text:p text:style-name="P3"/>
      <text:p text:style-name="P8"/>
      <text:p text:style-name="P9"><text:span text:style-name="T1">DIRECTOR</text:span></text:p>
      <text:p text:style-name="P9"/>
      <text:p text:style-name="P9">Article 35</text:p>
      <text:p text:style-name="P9">(Authorisations)</text:p>
      <text:p text:style-name="P9"/>
      <text:p text:style-name="P8">The Director of the Cooperative shall represent the Cooperative and shall be responsible for the legality of its business operations.</text:p>
      <text:p text:style-name="P8"/>
      <text:p text:style-name="P8"><text:span text:style-name="T10">The Director shall be appointed from amongst the Cooperative members by the General Assembly for a period of four years.</text:span> <text:span text:style-name="T10">After that they can be reappointed to this function</text:span>. The Director of the Cooperative shall convene the General Assembly and implement the decisions of the General Assembly and is responsible for sound performance and organisation of activities within the Cooperative, and appointing workers with specific authorisations and responsibilities. </text:p>
      <text:p text:style-name="P8"/>
      <text:p text:style-name="P8"><text:span text:style-name="T10">The Director is </text:span><text:span text:style-name="T11">authorised</text:span><text:span text:style-name="T10"> to independently represent the Cooperative in legal transactions.</text:span></text:p>
      <text:p text:style-name="P8"/>
      <text:p text:style-name="P8">The Director of the Cooperative shall carry out the following functions in particular:</text:p>
      <text:list xml:id="list4261537145" text:style-name="WWNum3">
        <text:list-item>
          <text:p text:style-name="P21">monitor and control the progress of projects in execution; </text:p>
        </text:list-item>
        <text:list-item>
          <text:p text:style-name="P29"><text:span text:style-name="T7">prepare proposals for decisions for the General Assembly, convene the General Assembly of the Cooperative, and execute other tasks entrusted to them by the General Assembly;</text:span></text:p>
        </text:list-item>
        <text:list-item>
          <text:p text:style-name="P29">monitor the economic viability of the Cooperative; </text:p>
        </text:list-item>
        <text:list-item>
          <text:p text:style-name="P29">regularly and timely draw up periodic reports and the annual accounts;</text:p>
        </text:list-item>
        <text:list-item>
          <text:p text:style-name="P29">prepare proposals for amendments of Cooperative rules and proposals for other general cooperative acts, adopted by the General Assembly;</text:p>
        </text:list-item>
        <text:list-item>
          <text:p text:style-name="P29"><text:span text:style-name="T10">keep a membership directory;</text:span></text:p>
        </text:list-item>
        <text:list-item>
          <text:p text:style-name="P29"><text:soft-page-break/><text:span text:style-name="T10">decide on the admission of new members;</text:span></text:p>
        </text:list-item>
        <text:list-item>
          <text:p text:style-name="P29">provide information on all current and future activities of the Cooperative to all stakeholders;</text:p>
        </text:list-item>
        <text:list-item>
          <text:p text:style-name="P29">adopt adequate measures in event that breaches are found;</text:p>
        </text:list-item>
        <text:list-item>
          <text:p text:style-name="P29">propose to the General Assembly performance audits which can be performed by an internal auditor of the founders;</text:p>
        </text:list-item>
        <text:list-item>
          <text:p text:style-name="P29">perform other tasks in accordance with the law and general cooperative acts;</text:p>
        </text:list-item>
        <text:list-item>
          <text:p text:style-name="P29">manage social entrepreneurship activities;</text:p>
        </text:list-item>
        <text:list-item>
          <text:p text:style-name="P29">prepare proposals for cooperative programmes and submit them to the General Assembly;</text:p>
        </text:list-item>
        <text:list-item>
          <text:p text:style-name="P29">prepare proposals for the annual report and submit it to the General Assembly;</text:p>
        </text:list-item>
        <text:list-item>
          <text:p text:style-name="P29">decide on a change of the business address within the Cooperative headquarters;</text:p>
        </text:list-item>
        <text:list-item>
          <text:p text:style-name="P37">perform other tasks arising from the acts of the association and tasks entrusted to them by the General Assembly.</text:p>
        </text:list-item>
      </text:list>
      <text:p text:style-name="P8"/>
      <text:p text:style-name="P9">Article 36</text:p>
      <text:p text:style-name="P9">(Power of Procuration)</text:p>
      <text:p text:style-name="P8"/>
      <text:p text:style-name="P8">The General Assembly may grant power of procuration. The power of procuration shall be granted by the decision on granting the power of procuration and appointment of a procurator. <text:s/><text:span text:style-name="T10">The General Assembly may appoint one or more procurators. </text:span></text:p>
      <text:p text:style-name="P8"/>
      <text:p text:style-name="P8">For the duration of the power of procuration, the Director shall execute competencies with regard to the management of the entire Cooperative, <text:span text:style-name="T10">whereas the Procurator shall execute those business functions which have been specifically defined by the Director. </text:span></text:p>
      <text:p text:style-name="P8"/>
      <text:p text:style-name="P8"><text:span text:style-name="T10">The General Assembly may withdraw the power of procuration at any time without stating the reason for doing so.</text:span> In the event of such withdrawal, the Director shall propose the removal of the Procurator from the commercial register. <text:s/><text:span text:style-name="T10">The Procurator cannot transfer the power of procuration to another person. </text:span><text:s/>The Cooperative must report the granting and withdrawal of the power of procuration for the registration into the register. The Procurator’s signature shall be deposited at the court. When signing in the name of the Cooperative or its subsidiary (if the power of procuration is used only for the subsidiary), the Procurator shall use the signature with an addition denoting the power of procuration. </text:p>
      <text:p text:style-name="P8"/>
      <text:p text:style-name="P9"/>
      <text:p text:style-name="P9"><text:soft-page-break/>Article 37</text:p>
      <text:p text:style-name="P9">(Supervisor)</text:p>
      <text:p text:style-name="P8"/>
      <text:p text:style-name="P8"><text:span text:style-name="T10">The Supervisor shall be elected from the General Assembly for a period of 4 (four) years.</text:span></text:p>
      <text:p text:style-name="P4"/>
      <text:p text:style-name="P9">Article 38</text:p>
      <text:p text:style-name="P9">(Competences)</text:p>
      <text:p text:style-name="P8"/>
      <text:p text:style-name="P8">The Supervisor shall monitor the work and business operations of the Director and workers with specific authorisations and responsibilities. In addition to that, Supervisor shall timely present the annual report to the General Assembly.</text:p>
      <text:p text:style-name="P8"/>
      <text:p text:style-name="P8"><text:span text:style-name="T10">The Director or other Cooperative worker holding specific authorisations cannot be elected to the Supervisor.</text:span></text:p>
      <text:p text:style-name="P8"/>
      <text:p text:style-name="P8">In carrying out its specific tasks, <text:span text:style-name="T10">Supervisor may at any time review the books of account, files, documents, securities, cash, devices, goods, and other Cooperative assets</text:span>. The Director and workers with specific authorisations and responsibilities shall provide the Supervisor who has been specifically authorised for this purpose, with all necessary clarifications.</text:p>
      <text:p text:style-name="P8"/>
      <text:p text:style-name="P8">The Supervisor shall immediately convene the General Assembly if so required for the benefit or the Cooperative, especially in the event of serious irregularities with work and business operations of the Cooperative, or if serious breach of law, cooperative rules, or General Assembly decisions are discovered.</text:p>
      <text:p text:style-name="P8"/>
      <text:p text:style-name="P9">Article 39</text:p>
      <text:p text:style-name="P9">(Annual Report Review)</text:p>
      <text:p text:style-name="P8"/>
      <text:p text:style-name="P8">The Supervisor shall assess the correctness and completeness of the data from the annual report. Before the adoption of the annual report, the Supervisor shall inspect the regularity and legality of finance and resource management of the Cooperative and the regularity of bookkeeping. In addition to that, Supervisor shall assess the Cooperative compliance with objectives, set with regard to social entrepreneurship within a special act annexed to these rules, the legality of profit or revenue surplus allocation, and the use of granted public funds or funds which were created due to exemptions and deductions. The Supervisor assessment shall be annexed to the annual report.</text:p>
      <text:p text:style-name="P8"/>
      <text:p text:style-name="P9"><text:soft-page-break/></text:p>
      <text:p text:style-name="P9"><text:span text:style-name="T1">PROFESSIONAL SECRECY</text:span></text:p>
      <text:p text:style-name="P9">Article 40</text:p>
      <text:p text:style-name="P8"/>
      <text:p text:style-name="P8">All Cooperative members, the Director, and those employed in contractual organisations, performing tasks for the Cooperative, shall be loyal in attaining the objectives of the Cooperative and shall observe professional secrecy of the Cooperative and its members.</text:p>
      <text:p text:style-name="P8"/>
      <text:p text:style-name="P8">The members of the Cooperative and those employed in contractual organizations shall continue observing professional secrecy once their membership or contractual relations shall terminate.</text:p>
      <text:p text:style-name="P8"/>
      <text:p text:style-name="P8">A breach of professional secrecy by a member of the Cooperative constitutes a reason for their <text:span text:style-name="T10">exclusion</text:span> from the Cooperative, while such breach on the part of a member of the Supervisory Board represents reasonable grounds for their early dismissal from the post of member of the Supervisory Board. A breach on the part of a contractual organisation constitutes a reason for the termination of the contract and condition for the bringing of criminal and redress proceedings.</text:p>
      <text:p text:style-name="P8"/>
      <text:p text:style-name="P9"><text:span text:style-name="T1">TERMINATION OF THE COOPERATIVE</text:span></text:p>
      <text:p text:style-name="P9"/>
      <text:p text:style-name="P9">Article 41</text:p>
      <text:p text:style-name="P9">(Termination of the Cooperative)</text:p>
      <text:p text:style-name="P9"/>
      <text:p text:style-name="P8">The Cooperative shall terminate its business activities:</text:p>
      <text:p text:style-name="P8"/>
      <text:list xml:id="list3904993421" text:style-name="WWNum9">
        <text:list-item>
          <text:p text:style-name="P22"><text:span text:style-name="T10">after the termination of the period for which it was originally established,</text:span> provided that the Cooperative was established for a definite period of time and that the General Assembly does not decide for the Cooperative to continue its business operations;</text:p>
        </text:list-item>
        <text:list-item>
          <text:p text:style-name="P30">if a measure prohibiting its activities has been pronounced against it, because it failed to meet the requirements for the conduct of such activities, and if it failed to meet the requirement for the conduct of such activities or change the activities within the deadline stated in the imposed measure;</text:p>
        </text:list-item>
        <text:list-item>
          <text:p text:style-name="P30">if it merges with another cooperative, is acquired by another cooperative, or if it divides into several new cooperatives;</text:p>
        </text:list-item>
        <text:list-item>
          <text:p text:style-name="P30">if by a final decision of the court, the entry in the register is declared invalid;</text:p>
        </text:list-item>
        <text:list-item>
          <text:p text:style-name="P30"><text:soft-page-break/>after the termination of the bankruptcy procedure;</text:p>
        </text:list-item>
        <text:list-item>
          <text:p text:style-name="P30"><text:span text:style-name="T10">if so decided by the General Assembly</text:span>;</text:p>
        </text:list-item>
        <text:list-item>
          <text:p text:style-name="P30"><text:span text:style-name="T10">if the number of the members is reduced below the minimum number of members required by law and if such condition persists for at least six months</text:span>;</text:p>
        </text:list-item>
        <text:list-item>
          <text:p text:style-name="P38">in other instances defined by law.</text:p>
        </text:list-item>
      </text:list>
      <text:p text:style-name="P8"/>
      <text:p text:style-name="P8">In instances from the previous paragraph, except with points 3 and 5, the Cooperative terminates its activities after the termination of the liquidation process.</text:p>
      <text:p text:style-name="P8"/>
      <text:p text:style-name="P8">In cases from point 6 of the first paragraph,<text:span text:style-name="T10"> the General Assembly cannot decide on the proposal for the liquidation, if before that at least three members express their wish that the Cooperative continues its existence</text:span>. In this case a vote by roll-call shall be taken, while for the members who voted in favour of the adoption of the proposal, it applies that they renounced their membership. This decision shall apply mutatis mutandis to the Assembly of Representatives, whereas the latter cannot adopt the proposal for the termination of the Cooperative provided that before the General Assembly the Cooperative has received written statements of at least three members who were not elected representatives, by which they declare that they do not agree with the termination of the Cooperative.</text:p>
      <text:p text:style-name="P8"/>
      <text:p text:style-name="P9">Article 42</text:p>
      <text:p text:style-name="P9">(Distribution of Assets)</text:p>
      <text:p text:style-name="P9"/>
      <text:p text:style-name="P8"><text:span text:style-name="T10">Once the creditors have been paid or after the liquidation, the members first receive their voluntary shares, followed by their obligatory shares.</text:span></text:p>
      <text:p text:style-name="P8"/>
      <text:p text:style-name="P8"><text:span text:style-name="T10">The remaining assets after the payment of the creditors and refund of shares, shall be allocated between the members in proportion to their participation within Cooperative.</text:span></text:p>
      <text:p text:style-name="P7"/>
      <text:p text:style-name="P8"/>
      <text:p text:style-name="P9"><text:span text:style-name="T1">FINAL PROVISION</text:span></text:p>
      <text:p text:style-name="P9">Article 43</text:p>
      <text:p text:style-name="P8"/>
      <text:p text:style-name="P8">For matters not specifically defined by these rules or other cooperative acts, the provisions of the Cooperatives Act shall apply.</text:p>
      <text:p text:style-name="P8"><text:soft-page-break/></text:p>
      <text:p text:style-name="P8">This Act applied from the date of adoption at the General Assembly.</text:p>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2" meta:paragraph-count="273" meta:word-count="4676" meta:character-count="29483" meta:non-whitespace-character-count="25116"/>
    <meta:generator>LibreOfficeDev/6.0.5.2$Linux_X86_64 LibreOffice_project/</meta:generator>
  </office:meta>
</office:document-meta>
</file>